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JetBrains Mono" fo:font-weight="bold" officeooo:rsid="00053160" officeooo:paragraph-rsid="0005316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JetBrains Mono" fo:font-weight="bold" officeooo:rsid="00053160" officeooo:paragraph-rsid="00053160" style:font-weight-asian="bold" style:font-weight-complex="bold"/>
    </style:style>
    <style:style style:name="P3" style:family="paragraph" style:parent-style-name="Standard">
      <style:text-properties style:font-name="JetBrains Mono" fo:font-weight="normal" officeooo:rsid="00053160" officeooo:paragraph-rsid="0005316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JetBrains Mono" fo:font-weight="normal" officeooo:rsid="00053160" officeooo:paragraph-rsid="0005316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JetBrains Mono" fo:font-weight="normal" officeooo:rsid="00084539" officeooo:paragraph-rsid="0008453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JetBrains Mono" fo:font-weight="normal" officeooo:rsid="00053160" officeooo:paragraph-rsid="0005316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JetBrains Mono" fo:font-weight="normal" officeooo:rsid="000aff54" officeooo:paragraph-rsid="000aff5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JetBrains Mono" fo:font-weight="normal" officeooo:rsid="000688ee" officeooo:paragraph-rsid="000c5dc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JetBrains Mono" fo:font-weight="normal" officeooo:rsid="000db0b6" officeooo:paragraph-rsid="000db0b6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JetBrains Mono" fo:font-weight="bold" officeooo:rsid="00053160" officeooo:paragraph-rsid="000c5dc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JetBrains Mono" fo:font-weight="bold" officeooo:rsid="000dcb06" officeooo:paragraph-rsid="000dcb06" style:font-weight-asian="bold" style:font-weight-complex="bold"/>
    </style:style>
    <style:style style:name="T1" style:family="text">
      <style:text-properties officeooo:rsid="00093828"/>
    </style:style>
    <style:style style:name="T2" style:family="text">
      <style:text-properties officeooo:rsid="000aff54"/>
    </style:style>
    <style:style style:name="T3" style:family="text">
      <style:text-properties officeooo:rsid="000db0b6"/>
    </style:style>
    <style:style style:name="T4" style:family="text">
      <style:text-properties officeooo:rsid="000dcb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Valency Exchange Pitch</text:p>
      <text:p text:style-name="P1">Isaac Ljubic</text:p>
      <text:p text:style-name="P1"/>
      <text:p text:style-name="P2">Title</text:p>
      <text:p text:style-name="P3">Hello, my name is Isaac Ljubic and today I will be pitching Valency – a cryptocurrency exchange with a difference.</text:p>
      <text:p text:style-name="P1"/>
      <text:p text:style-name="P1"/>
      <text:p text:style-name="P1"/>
      <text:p text:style-name="P2">Our Mission</text:p>
      <text:p text:style-name="P5">Our mission is to solve th<text:span text:style-name="T1">e</text:span> problem of distrust most customers have with their current cryptocurrency exchanges.</text:p>
      <text:p text:style-name="P4"/>
      <text:p text:style-name="P4"/>
      <text:p text:style-name="P4"/>
      <text:p text:style-name="P2">Problem</text:p>
      <text:p text:style-name="P4">In 2022, <text:span text:style-name="T3">the massive cryptocurrency exchange by the </text:span>name of FTX went bankrupt, leaving over a million people without access to over $8 Billion US Dollars of their rightfully owned assets. As you can see from this helpful visual aid, that stinks…</text:p>
      <text:p text:style-name="P4"/>
      <text:p text:style-name="P4">We surveyed over 100 cryptocurrency exchange customers <text:span text:style-name="T3">online</text:span> and <text:span text:style-name="T3">52</text:span>% of them said they don’t trust their current cryptocurrency exchange. <text:span text:style-name="T3">23% said it was because their exchanges lacked transparency, 11% said it was because their exchanges had some dodgy business practices, and 18% said it was because of both.</text:span></text:p>
      <text:p text:style-name="P4"/>
      <text:p text:style-name="P4"/>
      <text:p text:style-name="P4"/>
      <text:p text:style-name="P10">Solution</text:p>
      <text:p text:style-name="P8">So, <text:span text:style-name="T3">how do we solve this problem?</text:span></text:p>
      <text:p text:style-name="P8"/>
      <text:p text:style-name="P9">It’s actually quite simple:</text:p>
      <text:p text:style-name="P8">Instead of the exchange managing customer assets, customers are given the power to manage their own assets by default. Both the Website and Android + IOS Apps contain their own local cryptocurrency wallets. This means the exchange could not mismanage customer assets if it tried!</text:p>
      <text:p text:style-name="P8"/>
      <text:p text:style-name="P8">Another first for any financial exchange in the industry is the use of Decentralised Escrows built on our own Decentralised Network in the form of a smart contract. This means that even in the event that the exchange collapses, ALL open customer positions will remain valid.</text:p>
      <text:p text:style-name="P8"/>
      <text:p text:style-name="P8"><text:soft-page-break/></text:p>
      <text:p text:style-name="P8"/>
      <text:p text:style-name="P2">Us vs. the competition</text:p>
      <text:p text:style-name="P4">Here you can see a helpful graph <text:span text:style-name="T3">comparing us to our biggest competition</text:span>.</text:p>
      <text:p text:style-name="P4"/>
      <text:p text:style-name="P4">So, when you buy an asset using a regular cryptocurrency exchange, you don’t actually hold that asset yourself – it’s usually the exchange that holds the asset for their customers… this is a big problem because (if like FTX), the exchange goes bankrupt, POOF – there goes your asset! <text:span text:style-name="T3">At Valency, we put YOU in charge of your own assets.</text:span></text:p>
      <text:p text:style-name="P4"/>
      <text:p text:style-name="P4"/>
      <text:p text:style-name="P4"><text:span text:style-name="T3">Another win for us is that</text:span> since our exchange applications stores the assets locally using a multitude of cryptocurrency wallets, the code can be open-sourced. This benefits the customer, as it makes the framework more secure, and lets anybody audit the app code.</text:p>
      <text:p text:style-name="P4"/>
      <text:p text:style-name="P4"/>
      <text:p text:style-name="P4"><text:span text:style-name="T3">Compared to some other exchanges</text:span>, our fee structures are transparent: </text:p>
      <text:p text:style-name="P4">- $5 per withdrawal + any cryptocurrency transaction fee’s.</text:p>
      <text:p text:style-name="P4">- <text:span text:style-name="T3">And f</text:span>or short positions, we take a 3% / year fee applied daily.</text:p>
      <text:p text:style-name="P4"/>
      <text:p text:style-name="P4"/>
      <text:p text:style-name="P4"><text:span text:style-name="T3">Customers can access our exchange through the</text:span> Website + our Android and IOS apps. Our interface is intuitive and easy-to-use (unlike a lot of other exchanges).</text:p>
      <text:p text:style-name="P4"/>
      <text:p text:style-name="P4"/>
      <text:p text:style-name="P4">‘<text:span text:style-name="T3">Point at decentralised trading row</text:span>’ <text:span text:style-name="T3">Now, </text:span>One of the biggest technologies that differentiates us from our competition is our decentralised trading mode… This utilises smart-contracts on our own decentralised network <text:span text:style-name="T3">that</text:span> act as escrow<text:span text:style-name="T3">s</text:span> for both transactions and trading positions. This means that if the exchange were to collapse whilst you had an open position, it <text:span text:style-name="T3">would still</text:span> remain valid!</text:p>
      <text:p text:style-name="P4"/>
      <text:p text:style-name="P4"/>
      <text:p text:style-name="P4">The next point is that since most of our framework is open-source, the community has a larger impact than a regular framework – if they want to add a feature to the app, they can simply program it <text:soft-page-break/>themselves, submit a request, and once it has been voted on and passed audits, it <text:span text:style-name="T4">can</text:span> be added into the app!</text:p>
      <text:p text:style-name="P4"/>
      <text:p text:style-name="P4"/>
      <text:p text:style-name="P4">Andddd… the final point kinda speaks for itself.</text:p>
      <text:p text:style-name="P4"/>
      <text:p text:style-name="P4"/>
      <text:p text:style-name="P4"/>
      <text:p text:style-name="P2">Market Potential</text:p>
      <text:p text:style-name="P4">‘wait for laughter’</text:p>
      <text:p text:style-name="P4">now, predicting revenue for any kind of fintech startup is difficult (especially for a cryptocurrency exchange), but by looking at our biggest competition, we can get a grasp on just how much market potential there is for our exchange.</text:p>
      <text:p text:style-name="P4"/>
      <text:p text:style-name="P4">In 2020 before the big cryptocurrency boom, Binance achieved 20 Billion US Dollars in revenue. <text:span text:style-name="T2">At this time they had a share of roughly 40-50% of the total market.</text:span></text:p>
      <text:p text:style-name="P7">Sooooo… the market potential is pretty big.</text:p>
      <text:p text:style-name="P4"/>
      <text:p text:style-name="P4"/>
      <text:p text:style-name="P4"/>
      <text:p text:style-name="P11">Ending Slide</text:p>
      <text:p text:style-name="P11">SAY THANK YOU FOR LISTEN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22:31:02.627717741</meta:creation-date>
    <dc:date>2023-10-04T16:13:32.223566487</dc:date>
    <meta:editing-duration>PT4H7M43S</meta:editing-duration>
    <meta:editing-cycles>8</meta:editing-cycles>
    <meta:generator>LibreOffice/7.5.2.2$Linux_X86_64 LibreOffice_project/50$Build-2</meta:generator>
    <meta:document-statistic meta:table-count="0" meta:image-count="0" meta:object-count="0" meta:page-count="3" meta:paragraph-count="32" meta:word-count="630" meta:character-count="3770" meta:non-whitespace-character-count="3167"/>
  </office:meta>
</office:document-meta>
</file>